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.Part( VariableResolver source , VariableResolver element , VariableResolver nsURI , VariableResolver nsPrefix , VariableResolver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ggregateNode.setParts( Part [ ] allParts , Map view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Node.setViewNodes( Map view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Node.invoke( Environment env , Invok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ggregateNode.AggregateNode( VariableResolver element , VariableResolver nsURI , VariableResolver ns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